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2088" calcext:value-type="float">
            <text:p>64.7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1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1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1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0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3103074501</text:p>
          </table:table-cell>
          <table:table-cell office:value-type="string" calcext:value-type="string">
            <text:p>27N 50W 11CB:G-14598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